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1" style:family="table">
      <style:table-properties style:width="16.953cm" fo:margin-left="0cm" fo:margin-right="0.048cm" table:align="margins"/>
    </style:style>
    <style:style style:name="Tabell1.A" style:family="table-column">
      <style:table-column-properties style:column-width="1.494cm" style:rel-column-width="5775*"/>
    </style:style>
    <style:style style:name="Tabell1.B" style:family="table-column">
      <style:table-column-properties style:column-width="5.091cm" style:rel-column-width="19678*"/>
    </style:style>
    <style:style style:name="Tabell1.C" style:family="table-column">
      <style:table-column-properties style:column-width="10.368cm" style:rel-column-width="40082*"/>
    </style:style>
    <style:style style:name="Tabell1.1" style:family="table-row">
      <style:table-row-properties style:min-row-height="0.841cm"/>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2" style:family="table-row">
      <style:table-row-properties style:min-row-height="0.746cm"/>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ab-stops>
          <style:tab-stop style:position="5.054cm" style:type="right"/>
          <style:tab-stop style:position="8.64cm" style:type="right"/>
        </style:tab-stops>
      </style:paragraph-properties>
    </style:style>
    <style:style style:name="P2" style:family="paragraph" style:parent-style-name="Standard">
      <style:paragraph-properties>
        <style:tab-stops/>
      </style:paragraph-properties>
    </style:style>
    <style:style style:name="P3" style:family="paragraph" style:parent-style-name="Standard">
      <style:paragraph-properties>
        <style:tab-stops>
          <style:tab-stop style:position="13.785cm" style:type="char" style:char=","/>
        </style:tab-stops>
      </style:paragraph-properties>
    </style:style>
    <style:style style:name="P4"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style>
    <style:style style:name="P5" style:family="paragraph" style:parent-style-name="Standard">
      <style:text-properties fo:font-size="8pt" style:font-size-asian="8pt" style:font-size-complex="8pt"/>
    </style:style>
    <style:style style:name="P6"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7" style:family="paragraph" style:parent-style-name="Standard">
      <style:paragraph-properties>
        <style:tab-stops>
          <style:tab-stop style:position="5.054cm" style:type="right"/>
          <style:tab-stop style:position="8.64cm" style:type="right"/>
        </style:tab-stops>
      </style:paragraph-properties>
      <style:text-properties fo:font-weight="normal" style:font-weight-asian="normal" style:font-weight-complex="normal"/>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margin-left="0cm" fo:margin-right="0.093cm" fo:text-align="start" style:justify-single-word="false" fo:text-indent="0cm" style:auto-text-indent="false" text:number-lines="false" text:line-number="0"/>
    </style:style>
    <style:style style:name="P11" style:family="paragraph" style:parent-style-name="Standard" style:list-style-name="L1">
      <style:paragraph-properties>
        <style:tab-stops>
          <style:tab-stop style:position="5.054cm" style:type="right"/>
          <style:tab-stop style:position="8.64cm" style:type="right"/>
        </style:tab-stops>
      </style:paragraph-properties>
      <style:text-properties fo:font-size="12pt" fo:font-weight="normal" style:font-size-asian="12pt" style:font-weight-asian="normal" style:font-size-complex="12pt" style:font-weight-complex="normal"/>
    </style:style>
    <style:style style:name="P12"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13" style:family="paragraph" style:parent-style-name="Standard">
      <style:paragraph-properties>
        <style:tab-stops/>
      </style:paragraph-properties>
      <style:text-properties fo:font-size="14pt" fo:font-weight="bold" style:font-size-asian="14pt" style:font-weight-asian="bold" style:font-size-complex="14pt" style:font-weight-complex="bold"/>
    </style:style>
    <style:style style:name="P14" style:family="paragraph" style:parent-style-name="Standard">
      <style:paragraph-properties>
        <style:tab-stops>
          <style:tab-stop style:position="5.054cm" style:type="right"/>
          <style:tab-stop style:position="8.64cm" style:type="right"/>
        </style:tab-stops>
      </style:paragraph-properties>
      <style:text-properties fo:font-size="14pt" fo:font-weight="normal" style:font-size-asian="14pt" style:font-weight-asian="normal" style:font-size-complex="14pt" style:font-weight-complex="normal"/>
    </style:style>
    <style:style style:name="P15" style:family="paragraph" style:parent-style-name="Standard">
      <style:paragraph-properties>
        <style:tab-stops/>
      </style:paragraph-properties>
      <style:text-properties fo:font-size="14pt" fo:font-weight="normal" style:font-size-asian="14pt" style:font-weight-asian="normal" style:font-size-complex="14pt" style:font-weight-complex="normal"/>
    </style:style>
    <style:style style:name="P16" style:family="paragraph" style:parent-style-name="Standard" style:list-style-name="L2">
      <style:paragraph-properties>
        <style:tab-stops/>
      </style:paragraph-properties>
      <style:text-properties fo:font-size="14pt" fo:font-weight="normal" style:font-size-asian="14pt" style:font-weight-asian="normal" style:font-size-complex="14pt" style:font-weight-complex="normal"/>
    </style:style>
    <style:style style:name="P17" style:family="paragraph" style:parent-style-name="Standard">
      <style:paragraph-properties>
        <style:tab-stops>
          <style:tab-stop style:position="5.054cm" style:type="right"/>
          <style:tab-stop style:position="8.64cm" style:type="right"/>
        </style:tab-stops>
      </style:paragraph-properties>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dslog </text:p>
      <text:p text:style-name="Standard"/>
      <text:p text:style-name="P5">09:30-10:30 <text:tab/>(3/12 -14) <text:tab/><text:tab/>Uppgift 1<text:tab/><text:tab/>Planerat genomförandet av laboration 2 1DV404 – Användningsfall</text:p>
      <text:p text:style-name="P5">10:30-11:30<text:tab/>(3/12 -14)<text:tab/><text:tab/>Uppgift 2<text:tab/><text:tab/>Satt grunderna för ett ”säljande” visionsdokument.</text:p>
      <text:p text:style-name="P5">12:00-20:00<text:tab/>(3/12 -14)<text:tab/><text:tab/>Uppgift 2-3<text:tab/>Repeterar föreläsningar för att få en bättre bild om vad den här labben ska uppnå.</text:p>
      <text:p text:style-name="P5"><text:tab/><text:tab/><text:tab/><text:tab/><text:tab/><text:tab/>Arbeta om visionsdokument men tanke på möjlighet att ”bygga” användningsfall.</text:p>
      <text:p text:style-name="P5"/>
      <text:p text:style-name="Standard"/>
      <text:p text:style-name="Standard"/>
      <text:p text:style-name="Standard"/>
      <text:p text:style-name="Standard"/>
      <text:p text:style-name="Standard">Utöver vad denna planering anger räknar jag med att få lägga till ca 8 tim för ”påläsning”.</text:p>
      <text:p text:style-name="Standard">Målsättningen är att effektivt genomföra laborationen på 9 tim och 30 min. Räknar man med att repeter föreläsningar och läsa i boken är målet max17 tim och 30 min</text:p>
      <text:p text:style-name="Standard"><text:tab/><text:tab/><text:tab/></text:p>
      <text:p text:style-name="P1"/>
      <text:p text:style-name="P2"><text:tab/> <text:s text:c="79"/>Kalkyltid<text:tab/> <text:s text:c="7"/>Verklig tid<text:tab/></text:p>
      <text:p text:style-name="P4">Uppgift 1 - Planera<text:tab/>01:00<text:tab/>H:m<text:tab/>01:00 H:m<text:tab/></text:p>
      <text:p text:style-name="P4">Uppgift 2 - Vision<text:tab/>01:00<text:tab/>H:m<text:tab/>01:00 H:m<text:tab/></text:p>
      <text:p text:style-name="P4">Uppgift 3 - Användningsfall<text:tab/>02:00<text:tab/>H:m</text:p>
      <text:p text:style-name="P4">Uppgift 4 - Dokumentera användningsfall<text:tab/>02:00<text:tab/>H:m</text:p>
      <text:p text:style-name="P4">Uppgift 5 - Kommunicera med kunden<text:tab/>01:00<text:tab/>H:m<text:tab/></text:p>
      <text:p text:style-name="P4">Uppgift 6 - Revidera<text:tab/>01:30<text:tab/>H:m<text:tab/><text:tab/></text:p>
      <text:p text:style-name="P4">Uppgift 7 – Supplemantary specification<text:tab/>01:00<text:tab/>H:m<text:tab/><text:tab/></text:p>
      <text:p text:style-name="P4"><text:s/></text:p>
      <text:p text:style-name="P4"/>
      <text:p text:style-name="P4"><text:tab/><text:tab/><text:tab/></text:p>
      <text:p text:style-name="P3"><text:tab/><text:tab/><text:tab/></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Uppgift 2 – Vision - Första Release Gymnastiktävlingssystem</text:p>
      <text:p text:style-name="P6"/>
      <text:p text:style-name="P6"><text:tab/>Version 1.0</text:p>
      <text:list xml:id="list5430260972902178786" text:style-name="L1">
        <text:list-header>
          <text:p text:style-name="P11"/>
        </text:list-header>
        <text:list-item>
          <text:p text:style-name="P11"><text:tab/>Systemet möjliggör att en ”övergripande” <text:span text:style-name="T1">systemadministratör</text:span>, utsedd av gymnastikligan, <text:s/>har möjlighet att administrera klubbar genom att logga in via systemets webbplats.</text:p>
        </text:list-item>
        <text:list-item>
          <text:p text:style-name="P11">Systemet möjliggör att <text:span text:style-name="T1">klubbadministratör</text:span>, utsedd av systemadministratören, har möjlighet att registrera nya lag för klubben. Klubbadministratören har även befogenhet att vidaredelegera administratörsrollen för respektive lag i klubben.</text:p>
        </text:list-item>
        <text:list-item>
          <text:p text:style-name="P11">Systemet möjliggör utifrån på ”lagnivå” automatiskt beräkna vilka deltävlingar man har möjlighet att medverka i. Systemet kräver dock information om vilka tävlande gymnaster, för resp. lag, som förväntas medverka i en träff. Det är en primär förutsättning för att ett automatiserat flöde ska fungera.</text:p>
        </text:list-item>
        <text:list-item>
          <text:p text:style-name="P11">Systemet erbjuder respektive lag, inför en kommande träff, att göra preliminär anmälan för medverkan på en träff. Anmälan kan göras genom automatiserat mail, sms alternativet inloggning mot systemets webbplats. Inför en tävling kan laget kommunicera ut detta meddelandet via e-post eller mail. Det är genom dessa svar systemet sedan räknar ut om laget slutligen kan medverka i träffen</text:p>
        </text:list-item>
        <text:list-item>
          <text:p text:style-name="P11">Klubbadministratören, alt. utsedd lagadministratör registrerar gymnaster med dess olika färdigheter för resp. gren. Ytterligare registreringsformulär såsom kön, ålder, individuell, allround, junior och senior går att komplettera.</text:p>
        </text:list-item>
        <text:list-item>
          <text:p text:style-name="P11">Systemet möjliggör att jurymedlemmar (domare) under tävling kan logga in och rapportera poäng som automatisk skickas till sekreterare för kontroll. Sekreteraren har endast som uppgift, efter driftat system, att verifiera att allt verkar på sin plats och att man kan släppa in data i systemet som grund för resultatberäkningar etc. (sekreteraren utför alltså inte beräkningen då det är förprogrammerat i hur det ska fungera)</text:p>
        </text:list-item>
        <text:list-item>
          <text:p text:style-name="P11">Systemet förfrågar domare, i resp. specialité, inför kommande träff. Domarna har sedan möjlighet att anmäla sin medverkan genom sms, e-post alternativt att man loggar in på systemets webbplats.</text:p>
        </text:list-item>
      </text:list>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Uppgift 3 – Användningsfall<text:tab/><text:tab/>(Use-cases ← visionsdokument)</text:p>
      <text:p text:style-name="P6"/>
      <text:p text:style-name="P6"><text:tab/>version 1.0</text:p>
      <text:p text:style-name="P1"/>
      <text:p text:style-name="P1"/>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Table_20_Contents">punkt</text:p>
          </table:table-cell>
          <table:table-cell table:style-name="Tabell1.A1" office:value-type="string">
            <text:p text:style-name="P8">Aktör</text:p>
          </table:table-cell>
          <table:table-cell table:style-name="Tabell1.C1" office:value-type="string">
            <text:p text:style-name="P8">Användningsfall</text:p>
          </table:table-cell>
        </table:table-row>
        <table:table-row table:style-name="Tabell1.2">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registrerar klubb</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raderar klubb</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redigerar befintligt klubbdata</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Delegerar rollen klubbadministratör</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9">Loggar in → registrerar lag</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9">Loggar in → raderar lag</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10">Loggar in → redigerar befintligt lagdata</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9">Loggar in → Delegerar rollen lagadministratör</text:p>
          </table:table-cell>
        </table:table-row>
        <table:table-row>
          <table:table-cell table:style-name="Tabell1.A2" office:value-type="float" office:value="3">
            <text:p text:style-name="Table_20_Contents">3</text:p>
          </table:table-cell>
          <table:table-cell table:style-name="Tabell1.B2" office:value-type="string">
            <text:p text:style-name="Table_20_Contents">Systemet</text:p>
          </table:table-cell>
          <table:table-cell table:style-name="Tabell1.C2" office:value-type="string">
            <text:p text:style-name="P9">Skickar bekräftelse/inbjudan <text:s/>till gymnast om medverkan i träff efter godkännande av lagadministratör</text:p>
          </table:table-cell>
        </table:table-row>
        <table:table-row>
          <table:table-cell table:style-name="Tabell1.A2" office:value-type="float" office:value="4">
            <text:p text:style-name="Table_20_Contents">4</text:p>
          </table:table-cell>
          <table:table-cell table:style-name="Tabell1.B2" office:value-type="string">
            <text:p text:style-name="Table_20_Contents">Systemet</text:p>
          </table:table-cell>
          <table:table-cell table:style-name="Tabell1.C2" office:value-type="string">
            <text:p text:style-name="P9">Skickar förfrågan till samtliga lag om medverkan inför kommande träff</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9">Loggar in → registrerar gymnast/lagmedlem</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9">Loggar in → raderar gymnast/lagmedlem</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9">Loggar in → <text:line-break/>redigerar befintlig data på gymnast/lagmedlem</text:p>
          </table:table-cell>
        </table:table-row>
        <table:table-row>
          <table:table-cell table:style-name="Tabell1.A2" office:value-type="float" office:value="6">
            <text:p text:style-name="Table_20_Contents">6</text:p>
          </table:table-cell>
          <table:table-cell table:style-name="Tabell1.B2" office:value-type="string">
            <text:p text:style-name="Table_20_Contents">Domare</text:p>
          </table:table-cell>
          <table:table-cell table:style-name="Tabell1.C2" office:value-type="string">
            <text:p text:style-name="P9">Loggar in → Rapporterar poäng efter genomfört tävlingsgren</text:p>
          </table:table-cell>
        </table:table-row>
        <table:table-row>
          <table:table-cell table:style-name="Tabell1.A2" office:value-type="float" office:value="6">
            <text:p text:style-name="Table_20_Contents">6</text:p>
          </table:table-cell>
          <table:table-cell table:style-name="Tabell1.B2" office:value-type="string">
            <text:p text:style-name="Table_20_Contents">Sekreterare</text:p>
          </table:table-cell>
          <table:table-cell table:style-name="Tabell1.C2" office:value-type="string">
            <text:p text:style-name="P9">Aviseras inkommande data med möjlighet att stoppa data innan det används som grund för poängberäkning-/ar</text:p>
          </table:table-cell>
        </table:table-row>
        <table:table-row>
          <table:table-cell table:style-name="Tabell1.A2" office:value-type="float" office:value="7">
            <text:p text:style-name="Table_20_Contents">7</text:p>
          </table:table-cell>
          <table:table-cell table:style-name="Tabell1.B2" office:value-type="string">
            <text:p text:style-name="Table_20_Contents">Systemet</text:p>
          </table:table-cell>
          <table:table-cell table:style-name="Tabell1.C2" office:value-type="string">
            <text:p text:style-name="P9">Skickar inbjudan att medverka som domare i träff</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Uppgift 4 – Användningsfall<text:tab/><text:tab/>(documentation ← Use-cases)</text:p>
      <text:p text:style-name="P6"/>
      <text:p text:style-name="P6"><text:tab/>version 1.0</text:p>
      <text:p text:style-name="P6"/>
      <text:p text:style-name="P6">Användningsfall → punkt 1 → dokumentation</text:p>
      <text:p text:style-name="P6"/>
      <text:p text:style-name="P6">Beskrivning:</text:p>
      <text:p text:style-name="P14">Systemadministratören mailar en inbjudan till blivande klubbadministratör.</text:p>
      <text:p text:style-name="P6"/>
      <text:p text:style-name="P6">Berättelse/Scenario</text:p>
      <text:p text:style-name="P14">Per = Systemadministratör.</text:p>
      <text:p text:style-name="P14">Kalle = ”blivande” klubbadministratör</text:p>
      <text:p text:style-name="P14"/>
      <text:p text:style-name="P14">Per har fått information om att ett en ny klubb ska läggas in i systemet. Kalle har ringt till Per och presenterat sig och bett om att deras klubb ska få vara del i systemet. Per har bett Kalle om hans mailadress. Därefter kommer Per att avisera Kalle en länk till systemets webbplats och på så sätt samtidigt att e-postadress är en giltig adress som ger rättigheter som ”klubbadministratör”.</text:p>
      <text:p text:style-name="P6"/>
      <text:p text:style-name="P6">Pre</text:p>
      <text:p text:style-name="P14">e-postadress till blivande klubbadministratör.</text:p>
      <text:p text:style-name="P6"/>
      <text:p text:style-name="P6">Post</text:p>
      <text:p text:style-name="P14">En ny klubb har tillkommit till systemet.</text:p>
      <text:p text:style-name="P6"/>
      <text:p text:style-name="P6">Primär</text:p>
      <text:p text:style-name="P13"><text:tab/></text:p>
      <text:list xml:id="list7272316367706599403" text:style-name="L2">
        <text:list-item>
          <text:list>
            <text:list-item>
              <text:list>
                <text:list-item>
                  <text:p text:style-name="P16">Systemadministratör bjuder in blivande klubbadministratör som medlem av systemet.</text:p>
                </text:list-item>
                <text:list-item>
                  <text:p text:style-name="P16">Blivande klubbadministratör får en inbjudan skickad till sig via sin e-postadress som är lämnad till Systemadministratören.</text:p>
                </text:list-item>
                <text:list-item>
                  <text:p text:style-name="P16">Blivande klubbadministratör fyller i samtliga uppgifter i formulär som nås via länken som han fått via inbjudan.</text:p>
                </text:list-item>
                <text:list-item>
                  <text:p text:style-name="P16">Innan systemet tar emot uppgifterna kommer dessa att valideras.</text:p>
                </text:list-item>
                <text:list-item>
                  <text:p text:style-name="P16">Systemet skickar meddelande till <text:s/>Systemadministratören genom att event triggas när ett nytt lag inkommit i systemet.</text:p>
                </text:list-item>
              </text:list>
            </text:list-item>
          </text:list>
        </text:list-item>
      </text:list>
      <text:p text:style-name="P15"/>
      <text:p text:style-name="P13">Alternativt flöde:</text:p>
      <text:p text:style-name="P15"/>
      <text:p text:style-name="P6"/>
      <text:p text:style-name="P6"/>
      <text:p text:style-name="P6"/>
      <text:p text:style-name="P6"/>
      <text:p text:style-name="P6"/>
      <text:p text:style-name="P6"><text:soft-page-break/></text:p>
      <text:p text:style-name="P6">Uppgift 4 – Användningsfall<text:tab/><text:tab/>(documentation ← Use-cases)</text:p>
      <text:p text:style-name="P6"/>
      <text:p text:style-name="P6"><text:tab/>version 1.0</text:p>
      <text:p text:style-name="P6"/>
      <text:p text:style-name="P6">Användningsfall → punkt 1 → dokumentation</text:p>
      <text:p text:style-name="P6"/>
      <text:p text:style-name="P6">Beskrivning:</text:p>
      <text:p text:style-name="P14">Klubbadministratören mailar en inbjudan till blivande lagadministratör.</text:p>
      <text:p text:style-name="P6"/>
      <text:p text:style-name="P6">Berättelse/Scenario</text:p>
      <text:p text:style-name="P14">Kalle = klubbadministratör</text:p>
      <text:p text:style-name="P14">Greta = ”blivande” lagadministratör</text:p>
      <text:p text:style-name="P6"/>
      <text:p text:style-name="P14">Greta som är en av eldsjälarna inom ett flicklag i klubben var den första som av lagledarna som insett vikten av att nyttja systemet för att underlättat administration mm. Hon har frågat Kalle om hon inte kan få sköta sitt lag själv. Kalle har som klubbadministratör rätten att delegera ut rätten att administrera lagen. Därför ber han om Gretas adress att skicka en inbjudan till.</text:p>
      <text:p text:style-name="P6"/>
      <text:p text:style-name="P6">Pre</text:p>
      <text:p text:style-name="P14">e-postadress till blivande lagadministratör</text:p>
      <text:p text:style-name="P6">Post</text:p>
      <text:p text:style-name="P7"><text:span text:style-name="T2">En ny lagadministratör </text:span><text:span text:style-name="T2">har tillkommit i systemet</text:span></text:p>
      <text:p text:style-name="P6"/>
      <text:p text:style-name="P6">Primär</text:p>
      <text:p text:style-name="P13"><text:tab/></text:p>
      <text:list xml:id="list849256232" text:continue-list="list7272316367706599403" text:style-name="L2">
        <text:list-item>
          <text:list>
            <text:list-item>
              <text:list>
                <text:list-item text:start-value="1">
                  <text:p text:style-name="P16">Klubbadministratör bjuder in blivande lagadministratör som medlem av systemet.</text:p>
                </text:list-item>
                <text:list-item>
                  <text:p text:style-name="P16">Blivande lagadministratör får en inbjudan skickad till sig via sin e-postadress från klubbadministratören</text:p>
                </text:list-item>
                <text:list-item>
                  <text:p text:style-name="P16">Blivande lagadministratör fyller i samtliga uppgifter i formulär som nås via länken som han fått via inbjudan.</text:p>
                </text:list-item>
                <text:list-item>
                  <text:p text:style-name="P16">Innan systemet tar emot uppgifterna kommer dessa att valideras.</text:p>
                </text:list-item>
                <text:list-item>
                  <text:p text:style-name="P16">Systemet skickar meddelande till klubbadministratören och systemadministratören genom att event triggas när ett nytt lag inkommit i systemet.</text:p>
                </text:list-item>
              </text:list>
            </text:list-item>
          </text:list>
        </text:list-item>
      </text:list>
      <text:p text:style-name="P15"/>
      <text:p text:style-name="P13">Alternativt flöde:</text:p>
      <text:p text:style-name="P15"/>
      <text:p text:style-name="P6"/>
      <text:p text:style-name="P6"/>
      <text:p text:style-name="P6"/>
      <text:p text:style-name="P6"/>
      <text:p text:style-name="P6"/>
      <text:p text:style-name="P6"><text:soft-page-break/></text:p>
      <text:p text:style-name="P6">Uppgift 4 – Användningsfall<text:tab/><text:tab/>(documentation ← Use-cases)</text:p>
      <text:p text:style-name="P6"/>
      <text:p text:style-name="P6"><text:tab/>version 1.0</text:p>
      <text:p text:style-name="P6"/>
      <text:p text:style-name="P6">Användningsfall → punkt 4 → dokumentation</text:p>
      <text:p text:style-name="P6"/>
      <text:p text:style-name="P6">Beskrivning:</text:p>
      <text:p text:style-name="P14">Systemadministratören har försett systemet med information om en kommande träff. Genom informationen har systemet tillgång till program som selekterar ut samtliga lag som ska bjudas in</text:p>
      <text:p text:style-name="P6"/>
      <text:p text:style-name="P6">Berättelse/Scenario</text:p>
      <text:p text:style-name="P14">Per = Systemadministratör</text:p>
      <text:p text:style-name="P14">Systemet = &lt;&lt;System&gt;&gt;</text:p>
      <text:p text:style-name="P14"/>
      <text:p text:style-name="P14">Den 15:e januari är det dags för en ny träff. Tävlingen kommer att anordnas för damer och herrar inom senior. Per lägger efter denna information in uppgifterna och tilldelar informationen ett tidsevent. Ett tidsevent i detta sammanhang är när informationen ska skickas ut till lagadministratörerna. Utskicket kommer att selekteras att skickas till de lagadministratörer som kan uppnå ett lag om minst X antalt deltagare. X är angivet av Per. Saknas tillräckligt med deltagare får laget ingen inbjudan.</text:p>
      <text:p text:style-name="P6"/>
      <text:p text:style-name="P6">Pre</text:p>
      <text:p text:style-name="P14">Lagadministratören har korrekt info för gällande lag.</text:p>
      <text:p text:style-name="P14"/>
      <text:p text:style-name="P6">Post</text:p>
      <text:p text:style-name="P14">De lag som uppfyller villkoren för en träff kommer att motta en inbjudan</text:p>
      <text:p text:style-name="P7"><text:span text:style-name="T2"/></text:p>
      <text:p text:style-name="P6"/>
      <text:p text:style-name="P6">Primär</text:p>
      <text:list xml:id="list1334586295" text:continue-list="list849256232" text:style-name="L2">
        <text:list-item>
          <text:list>
            <text:list-item>
              <text:list>
                <text:list-item text:start-value="1">
                  <text:p text:style-name="P16">Systemadministratör loggar in i systemet</text:p>
                </text:list-item>
                <text:list-item>
                  <text:p text:style-name="P16">Via inloggning nås formulär för att registreraa<text:line-break/>en kommande träff.</text:p>
                </text:list-item>
                <text:list-item>
                  <text:p text:style-name="P16">Formulär valideras innan det går att spara.</text:p>
                </text:list-item>
                <text:list-item>
                  <text:p text:style-name="P16">Ett tidsevent triggas genom en angiven ”tidsstämpel” </text:p>
                </text:list-item>
                <text:list-item>
                  <text:p text:style-name="P16">Informationen skickas ut till selekterade lag. Selektering utförs på den realtidsdata som finns i systemet vid eventets händelsetid.</text:p>
                </text:list-item>
                <text:list-item>
                  <text:p text:style-name="P16">Systemet delger Systemadministratören en kopia av utskicket, samt en sammanställning av till vilka utskicket skett.</text:p>
                  <text:p text:style-name="P16"/>
                </text:list-item>
              </text:list>
            </text:list-item>
          </text:list>
        </text:list-item>
      </text:list>
      <text:p text:style-name="P15"/>
      <text:p text:style-name="P13">Alternativt flöde:</text:p>
      <text:p text:style-name="P15"/>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éas  Anemyr</meta:initial-creator>
    <meta:creation-date>2014-12-03T09:35:35</meta:creation-date>
    <dc:date>2014-12-04T09:37:25</dc:date>
    <dc:creator>Andréas  Anemyr</dc:creator>
    <meta:editing-duration>PT11H37M3S</meta:editing-duration>
    <meta:editing-cycles>13</meta:editing-cycles>
    <meta:generator>OpenOffice/4.1.1$Unix OpenOffice.org_project/411m6$Build-9775</meta:generator>
    <meta:document-statistic meta:table-count="1" meta:image-count="0" meta:object-count="0" meta:page-count="7" meta:paragraph-count="145" meta:word-count="1206" meta:character-count="8455"/>
  </office:meta>
</office:document-meta>
</file>